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officeooo:rsid="000a0ed6" officeooo:paragraph-rsid="000a0ed6"/>
    </style:style>
    <style:style style:name="P2" style:family="paragraph" style:parent-style-name="Standard">
      <style:text-properties style:font-name="Times New Roman" officeooo:rsid="000ba845" officeooo:paragraph-rsid="000ba845"/>
    </style:style>
    <style:style style:name="P3" style:family="paragraph" style:parent-style-name="Standard">
      <style:text-properties style:font-name="Times New Roman" officeooo:rsid="000ba845" officeooo:paragraph-rsid="00142c12"/>
    </style:style>
    <style:style style:name="P4" style:family="paragraph" style:parent-style-name="Standard">
      <style:text-properties style:font-name="Times New Roman" officeooo:rsid="000d8918" officeooo:paragraph-rsid="000d8918"/>
    </style:style>
    <style:style style:name="P5" style:family="paragraph" style:parent-style-name="Standard">
      <style:text-properties style:font-name="Times New Roman" officeooo:rsid="000e5cc9" officeooo:paragraph-rsid="0014d360"/>
    </style:style>
    <style:style style:name="P6" style:family="paragraph" style:parent-style-name="Standard">
      <style:text-properties style:font-name="Times New Roman" officeooo:rsid="001aa180" officeooo:paragraph-rsid="001aa180"/>
    </style:style>
    <style:style style:name="P7" style:family="paragraph" style:parent-style-name="Standard">
      <style:text-properties style:font-name="Times New Roman" officeooo:rsid="001cbbfc" officeooo:paragraph-rsid="001cbbfc"/>
    </style:style>
    <style:style style:name="P8" style:family="paragraph" style:parent-style-name="Standard">
      <style:text-properties style:font-name="Times New Roman" officeooo:rsid="001cbbfc" officeooo:paragraph-rsid="0022edc3"/>
    </style:style>
    <style:style style:name="P9" style:family="paragraph" style:parent-style-name="Standard">
      <style:text-properties style:font-name="Times New Roman" officeooo:rsid="0022edc3" officeooo:paragraph-rsid="0022edc3"/>
    </style:style>
    <style:style style:name="P10" style:family="paragraph" style:parent-style-name="Standard">
      <style:text-properties style:font-name="Times New Roman" officeooo:rsid="0023a3fa" officeooo:paragraph-rsid="0023a3fa"/>
    </style:style>
    <style:style style:name="P11" style:family="paragraph" style:parent-style-name="Standard">
      <style:text-properties officeooo:paragraph-rsid="00142c12"/>
    </style:style>
    <style:style style:name="P12" style:family="paragraph" style:parent-style-name="Standard">
      <style:paragraph-properties fo:break-before="page"/>
      <style:text-properties style:font-name="Times New Roman" officeooo:rsid="000ba845" officeooo:paragraph-rsid="000ba845"/>
    </style:style>
    <style:style style:name="P13" style:family="paragraph" style:parent-style-name="Standard">
      <style:text-properties style:font-name="Times New Roman" officeooo:rsid="001064ba" officeooo:paragraph-rsid="0018de4d"/>
    </style:style>
    <style:style style:name="P14" style:family="paragraph" style:parent-style-name="Standard">
      <style:paragraph-properties fo:text-align="center" style:justify-single-word="false"/>
      <style:text-properties style:font-name="Times New Roman" officeooo:rsid="000a0ed6" officeooo:paragraph-rsid="000a0ed6"/>
    </style:style>
    <style:style style:name="P15" style:family="paragraph" style:parent-style-name="Standard">
      <style:text-properties style:font-name="Times New Roman" officeooo:rsid="0026cbbc" officeooo:paragraph-rsid="0026cbbc"/>
    </style:style>
    <style:style style:name="P16" style:family="paragraph" style:parent-style-name="Standard">
      <style:text-properties style:font-name="Times New Roman" officeooo:rsid="000ba845" officeooo:paragraph-rsid="000ba845"/>
    </style:style>
    <style:style style:name="T1" style:family="text">
      <style:text-properties officeooo:rsid="000e5cc9"/>
    </style:style>
    <style:style style:name="T2" style:family="text">
      <style:text-properties officeooo:rsid="001064ba"/>
    </style:style>
    <style:style style:name="T3" style:family="text">
      <style:text-properties style:font-name="Times New Roman" officeooo:rsid="000e5cc9"/>
    </style:style>
    <style:style style:name="T4" style:family="text">
      <style:text-properties style:font-name="Times New Roman" officeooo:rsid="00142c12"/>
    </style:style>
    <style:style style:name="T5" style:family="text">
      <style:text-properties style:font-name="Times New Roman" officeooo:rsid="001064ba"/>
    </style:style>
    <style:style style:name="T6" style:family="text">
      <style:text-properties style:font-name="Times New Roman" officeooo:rsid="0018de4d"/>
    </style:style>
    <style:style style:name="T7" style:family="text">
      <style:text-properties style:font-name="Times New Roman" officeooo:rsid="0022edc3"/>
    </style:style>
    <style:style style:name="T8" style:family="text">
      <style:text-properties officeooo:rsid="00142c12"/>
    </style:style>
    <style:style style:name="T9" style:family="text">
      <style:text-properties officeooo:rsid="00184704"/>
    </style:style>
    <style:style style:name="T10" style:family="text">
      <style:text-properties officeooo:rsid="001aa180"/>
    </style:style>
    <style:style style:name="T11" style:family="text">
      <style:text-properties style:text-position="super 58%" officeooo:rsid="001064ba"/>
    </style:style>
    <style:style style:name="T12" style:family="text">
      <style:text-properties officeooo:rsid="0023a3fa"/>
    </style:style>
    <style:style style:name="T13" style:family="text">
      <style:text-properties officeooo:rsid="0026cbbc"/>
    </style:style>
    <style:style style:name="T14" style:family="text">
      <style:text-properties officeooo:rsid="0027bf25"/>
    </style:style>
    <style:style style:name="T15" style:family="text">
      <style:text-properties officeooo:rsid="00280f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Hu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S 3610/01 Spring 201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ssignment #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 February 2014</text:p>
      <text:p text:style-name="P12">What is socio-technical system</text:p>
      <text:p text:style-name="P11"><text:span text:style-name="T3"><text:tab/>From an atom to the universe, all things are part of a system. Soci</text:span><text:span text:style-name="T4">o</text:span><text:span text:style-name="T3">-technical systems(STS) are the system of connected parts that make up </text:span><text:span text:style-name="T6">a given syste</text:span><text:span text:style-name="T7">m</text:span><text:span text:style-name="T3">. STS are inherently inclusive and are not nearly as limited as the name </text:span>implies<text:span text:style-name="T3">. STS are not just social interactions and technology, they are ideas, plans, relationships, goals and more. </text:span><text:span text:style-name="T5">STS are anything relating to technology and the interactions that technology spawns. STS encompasses how people relate the the technology, how the technology relates to other technology, and how people relate to each other regarding technology. </text:span><text:span text:style-name="T7">Technology is any innovation, today's grammar often relates technology to microcomputing, this relationship would undermine the inclusiveness of an STS.</text:span></text:p>
      <text:p text:style-name="P5"><text:tab/><text:span text:style-name="T2">Rigidly defining a STS would be impossible because STS are constantly changing as people and technology evolves and as the people and technology gets replaced. Some of the more noteworthy aspects of an STS are the hardware and software that make up technology. The physical aspects including buildings, location, and placement. People including individuals and groups of people and the roles that those people and groups represent. Procedures that may be official, sanctioned, demanded, recommended, or simply customary. Laws and regulations that are very much like procedures, except a violation of laws and regulations will carry a penalty from a 3</text:span><text:span text:style-name="T11">rd</text:span><text:span text:style-name="T2"> party if caught and prosecuted. Data along with the data structures and more [obviously, simply,someword] how the data is stored, protected, accessed, and regulated.</text:span></text:p>
      <text:p text:style-name="P13"><text:tab/>STS can have a life cycle where all the people and technology changed. The lifespan of a STS can be longer than the life of a person in the STS and much longer than the hardware, software, procedures, laws and regulations, and data/data structures inside the STS. The replacement of any one part of in STS is only a milestone of STS's lifecycle and not the end if it's lifecycle.</text:p>
      <text:p text:style-name="P5"><text:tab/><text:span text:style-name="T9">STS are also overlapping and interweaving. Systems can be viewed in the different context and in different relationships to different sub, super and sibling systems. Systems can be small enough to fit in a room or as large as the system that extends to mars in the form of rovers. The system that is completely confined to one room will have different goals and requirements than the system that extends to Mars. A system confined to one room will have completely different security measures than the security used to gain access to the mars rover control stick. </text:span></text:p>
      <text:p text:style-name="P2"/>
      <text:p text:style-name="P2"><text:s/><text:span text:style-name="T10">a </text:span>brief history <text:span text:style-name="T13">of STS</text:span></text:p>
      <text:p text:style-name="P7"/>
      <text:p text:style-name="P8"><text:tab/><text:span text:style-name="T12">STS can be traced back to the early times of human history. STS being inclusive can be retroactively defined after analysis of past systems. Browsing through history will show us that STS are as old as technology and people themselves. [ancient china]. The term Social-technical system was first coined to describe English coal workers in the Tavistock Institute. [cite] </text:span></text:p>
      <text:p text:style-name="P7"><text:tab/>Histoyr paragraph1</text:p>
      <text:p text:style-name="P7"><text:tab/>hirsory paragraph2</text:p>
      <text:p text:style-name="P7"><text:tab/>history paragraph3</text:p>
      <text:p text:style-name="P7"><text:tab/><text:span text:style-name="T13">Then evolution and change of STS will only be limited by the growth of technology and by the growth of society. STS will continue to change, adapt, and describe the systems that make up human and their interaction with technology.</text:span></text:p>
      <text:p text:style-name="P2"/>
      <text:p text:style-name="P2">the social impact of such systems</text:p>
      <text:p text:style-name="P2"><text:soft-page-break/></text:p>
      <text:p text:style-name="P4">passwords. Unique and identifying information. Secretiveness / security in the workplace. Levels of access control. We used to be able to secure with only physical security, this is no longer the case. Cite asberbers dude, and credit card case. WE used to be able to only steal that were in front of us, now people can steal without physical access. Talk about positive points of not needing pysical access, we can now transmit pictures and documents without being in the same room</text:p>
      <text:p text:style-name="P2"><text:tab/><text:span text:style-name="T13">The social impact of STS in recent history has been enormous. Face to face contact has been severely mitigated in due technology and STS. No person could argue that STS have had little impact on today's day to day life. An argument could be heard qualifying today's STS as positive or negative. </text:span></text:p>
      <text:p text:style-name="P2"><text:tab/><text:span text:style-name="T13">Passwords have changed the way people and technology interact with other people in a large way. Passwords have made authentication almost completely automated. The authentication could be for something as simple as a private list of books from your local library, or something as serious as medical records or bank accounts. The current trends and trajectories are leading people in the direction of using more and stronger passwords as a method of authentication.</text:span></text:p>
      <text:p text:style-name="P2"><text:tab/><text:span text:style-name="T14">Social engineering is psychological manipulation to have a person revel all, parts of their password, or ways to get or change a victims password. Social engineering is the largest threat to passwords and authentication in our current global STS. Technology is relying on a shared secret passphrase to authenticate identities. This shared secret is often the only form of authentication. Without the advancement of passwords, the social impact of STS would be severely limited. Happenstance conversations about trivial things like, mother's maiden name would have meant little before the advancement of passwords and current STS. Now questions like that would be a societal red flag as a possible thief.</text:span></text:p>
      <text:p text:style-name="P2"><text:tab/><text:span text:style-name="T14">The increased strength of password complexity and cryptography has made the use of pre shared secrets a valid method of authenticating the identity of a person. The technology has made it possible for every person on earth to have multiple secret passphrases, and only the person they belong to are aware of the passphrase. Without our current STS, to authenticate the identity of a person, at least two people would have to know the secret passphrase. Opening up the possibility of one side sharing the secret with another.</text:span></text:p>
      <text:p text:style-name="P2"><text:tab/></text:p>
      <text:p text:style-name="P2"/>
      <text:p text:style-name="P3">ways or techniques used to identify <text:span text:style-name="T8">|</text:span> analyze ethical and social issues</text:p>
      <text:p text:style-name="P2"/>
      <text:p text:style-name="P4">how do we evaluate social-technical systems? How do we identify them? They are not just systems the include computers, they also include cars and other technology. They include satalights and mars rovers. The need to identiy is important for security. Techniques of identifying will vary, sometimes we can trace cables other times we need to follow information. </text:p>
      <text:p text:style-name="P2"/>
      <text:p text:style-name="P2"/>
      <text:p text:style-name="P2"/>
      <text:p text:style-name="P4">eithical issues will always show up. Social issues of privacy are my personal big concern. The government is not good. Social issues have shown up with the the ammount of information that <text:soft-page-break/>is now available to the general public. Some people believe having a list of people with HIV is good, some will believe that this is bad, these are new concerns that would not have been possible in the past. </text:p>
      <text:p text:style-name="P4"/>
      <text:p text:style-name="P15">References</text:p>
      <text:p text:style-name="P6"/>
      <text:p text:style-name="P6">R. Rosenthal, R. Rosnow, Essentials of Behavioral Research: Methods and Data Analysis, McGraw-Hill, New York, 1991.</text:p>
      <text:p text:style-name="P6"/>
      <text:p text:style-name="P7"><text:a xlink:type="simple" xlink:href="http://lsi.mckinsey.com/">http://lsi.mckinsey.com/</text:a></text:p>
      <text:p text:style-name="P7"/>
      <text:p text:style-name="P9">https://www.google.com/url?sa=t&amp;rct=j&amp;q=&amp;esrc=s&amp;source=web&amp;cd=4&amp;cad=rja&amp;ved=0CE0QFjAD&amp;url=http%3A%2F%2Fwww.sociotech.net%2Fwiki%2Fimages%2F9%2F94%2FEvolution_of_socio_technical_systems.pdf&amp;ei=L_nrUqLFMIahkQfatoD4Dg&amp;usg=AFQjCNF7vivnKgxL8aqjDPhYr55PtZGSKg&amp;sig2=v9SmEs6_ptF_zLxumVe5_Q&amp;bvm=bv.60444564,d.eW0</text:p>
      <text:p text:style-name="P4"/>
      <text:p text:style-name="P10">Mayhew, G. L. (2012). The Formation of the Qin Dynasty: A Socio-technical System of Systems. Procedia Computer Science, 9402. doi:10.1016/j.procs.2012.01.079</text:p>
      <text:p text:style-name="P4"/>
      <text:p text:style-name="P4">Opinion. (appendix)</text:p>
      <text:p text:style-name="P4"/>
      <text:p text:style-name="P4">Social-technical systems are good when used correctly, bad when used for evil. Fundamental rights of the founding fathers could not forsee what we have today, but the idea of personal privacy has not changed, only the medium has changed. We need to be educating the public about what is their own and let them choose what to share. Sometimes it will not be up to us, governments will always want to tax people and will use social-technical systems to gage levels of involvement in business for tax purposes. TERRROR. Preventing attacks on US soil. Governemt will use whatever it can to thwart attacks, we do want this, but we do not want <text:span text:style-name="T1">the privacy of law abiding citizens encroaged 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2:51:02.521251267</meta:creation-date>
    <dc:date>2014-02-01T02:27:25.750668343</dc:date>
    <meta:editing-duration>P1DT2H24M1S</meta:editing-duration>
    <meta:editing-cycles>8</meta:editing-cycles>
    <meta:generator>LibreOffice/4.1.4.2$Linux_X86_64 LibreOffice_project/410m0$Build-2</meta:generator>
    <meta:document-statistic meta:table-count="0" meta:image-count="0" meta:object-count="0" meta:page-count="4" meta:paragraph-count="32" meta:word-count="1241" meta:character-count="7926" meta:non-whitespace-character-count="6696"/>
  </office:meta>
</office:document-meta>
</file>